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Standard">
      <style:text-properties style:font-name="Noto Sans" fo:font-weight="normal" officeooo:rsid="0061a7bb" officeooo:paragraph-rsid="0061a7bb" style:font-weight-asian="normal" style:font-weight-complex="normal"/>
    </style:style>
    <style:style style:name="P2" style:family="paragraph" style:parent-style-name="Standard">
      <style:text-properties style:font-name="Noto Sans" fo:font-weight="normal" officeooo:rsid="006252d9" officeooo:paragraph-rsid="006252d9" style:font-weight-asian="normal" style:font-weight-complex="normal"/>
    </style:style>
    <style:style style:name="P3" style:family="paragraph" style:parent-style-name="Standard">
      <style:text-properties style:font-name="Noto Sans" fo:font-weight="normal" officeooo:rsid="0062c6f2" officeooo:paragraph-rsid="0063a338" style:font-weight-asian="normal" style:font-weight-complex="normal"/>
    </style:style>
    <style:style style:name="P4" style:family="paragraph" style:parent-style-name="Standard">
      <style:text-properties style:font-name="Noto Sans" fo:font-weight="normal" officeooo:rsid="0062c6f2" officeooo:paragraph-rsid="0065096e" style:font-weight-asian="normal" style:font-weight-complex="normal"/>
    </style:style>
    <style:style style:name="P5" style:family="paragraph" style:parent-style-name="Standard">
      <style:text-properties style:font-name="Noto Sans" fo:font-weight="normal" officeooo:rsid="0066498c" officeooo:paragraph-rsid="0066498c" style:font-weight-asian="normal" style:font-weight-complex="normal"/>
    </style:style>
    <style:style style:name="P6" style:family="paragraph" style:parent-style-name="Standard">
      <style:text-properties style:font-name="Noto Sans" fo:font-weight="normal" officeooo:rsid="006b903e" officeooo:paragraph-rsid="006b903e" style:font-weight-asian="normal" style:font-weight-complex="normal"/>
    </style:style>
    <style:style style:name="P7" style:family="paragraph" style:parent-style-name="Standard">
      <style:text-properties style:font-name="Noto Sans" fo:font-weight="normal" officeooo:rsid="006b903e" officeooo:paragraph-rsid="006bfd9a" style:font-weight-asian="normal" style:font-weight-complex="normal"/>
    </style:style>
    <style:style style:name="P8" style:family="paragraph" style:parent-style-name="Standard">
      <style:text-properties style:font-name="Noto Sans" fo:font-weight="normal" officeooo:rsid="006b903e" officeooo:paragraph-rsid="006ded29" style:font-weight-asian="normal" style:font-weight-complex="normal"/>
    </style:style>
    <style:style style:name="P9" style:family="paragraph" style:parent-style-name="Standard">
      <style:text-properties style:font-name="Noto Sans" fo:font-weight="normal" officeooo:rsid="006ded29" officeooo:paragraph-rsid="006f0020" style:font-weight-asian="normal" style:font-weight-complex="normal"/>
    </style:style>
    <style:style style:name="P10" style:family="paragraph" style:parent-style-name="Standard">
      <style:text-properties style:font-name="Noto Sans" fo:font-weight="normal" officeooo:rsid="006b903e" officeooo:paragraph-rsid="006f0020" style:font-weight-asian="normal" style:font-weight-complex="normal"/>
    </style:style>
    <style:style style:name="P11" style:family="paragraph" style:parent-style-name="Standard">
      <style:text-properties style:font-name="Noto Sans" fo:font-weight="normal" officeooo:rsid="0070721c" officeooo:paragraph-rsid="0072078f" style:font-weight-asian="normal" style:font-weight-complex="normal"/>
    </style:style>
    <style:style style:name="P12" style:family="paragraph" style:parent-style-name="Standard" style:list-style-name="L1">
      <style:text-properties style:font-name="Noto Sans" fo:font-weight="normal" officeooo:rsid="0070721c" officeooo:paragraph-rsid="0072078f" style:font-weight-asian="normal" style:font-weight-complex="normal"/>
    </style:style>
    <style:style style:name="P13" style:family="paragraph" style:parent-style-name="Standard" style:list-style-name="L1">
      <style:text-properties officeooo:paragraph-rsid="0072078f"/>
    </style:style>
    <style:style style:name="P14" style:family="paragraph" style:parent-style-name="Standard" style:list-style-name="L1">
      <style:text-properties officeooo:paragraph-rsid="007dadbd"/>
    </style:style>
    <style:style style:name="P15" style:family="paragraph" style:parent-style-name="Standard">
      <style:text-properties style:font-name="Noto Sans" fo:font-weight="normal" officeooo:rsid="00124619" officeooo:paragraph-rsid="0012b67f" style:font-weight-asian="normal" style:font-weight-complex="normal"/>
    </style:style>
    <style:style style:name="P16" style:family="paragraph" style:parent-style-name="Standard">
      <style:text-properties style:font-name="Noto Sans" fo:font-weight="normal" officeooo:rsid="00124619" officeooo:paragraph-rsid="0016c365" style:font-weight-asian="normal" style:font-weight-complex="normal"/>
    </style:style>
    <style:style style:name="P17" style:family="paragraph" style:parent-style-name="Standard">
      <style:text-properties style:font-name="Noto Sans" fo:font-weight="normal" officeooo:paragraph-rsid="0016c365" style:font-weight-asian="normal" style:font-weight-complex="normal"/>
    </style:style>
    <style:style style:name="P18" style:family="paragraph" style:parent-style-name="Standard">
      <style:text-properties style:font-name="Noto Sans" fo:font-style="normal" fo:font-weight="normal" officeooo:rsid="001cab6c" officeooo:paragraph-rsid="001cab6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Noto Sans" fo:font-style="italic" fo:font-weight="normal" officeooo:rsid="00587cfa" officeooo:paragraph-rsid="00587cfa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Noto Sans" fo:font-style="italic" fo:font-weight="normal" officeooo:rsid="00545242" officeooo:paragraph-rsid="00545242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font-name="Noto Sans" fo:font-style="normal" fo:font-weight="normal" officeooo:rsid="00545242" officeooo:paragraph-rsid="0054524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Noto Sans" fo:font-style="normal" fo:font-weight="normal" officeooo:rsid="00545242" officeooo:paragraph-rsid="0059cfc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Noto Sans" fo:font-style="normal" fo:font-weight="normal" officeooo:rsid="0055058e" officeooo:paragraph-rsid="005c54f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Noto Sans" fo:font-style="normal" fo:font-weight="normal" officeooo:rsid="0055058e" officeooo:paragraph-rsid="0055058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Noto Sans" fo:font-style="italic" fo:font-weight="normal" officeooo:rsid="001e63e4" officeooo:paragraph-rsid="001e63e4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font-name="Noto Sans" fo:font-style="normal" fo:font-weight="normal" officeooo:rsid="002afd31" officeooo:paragraph-rsid="002afd3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Noto Sans" fo:font-style="normal" fo:font-weight="normal" officeooo:rsid="002cc262" officeooo:paragraph-rsid="00345e2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Noto Sans" fo:font-style="normal" fo:font-weight="normal" officeooo:rsid="003b08f6" officeooo:paragraph-rsid="003b08f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Noto Sans" fo:font-style="normal" fo:font-weight="normal" officeooo:rsid="00412f2b" officeooo:paragraph-rsid="00412f2b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Noto Sans" fo:font-style="normal" fo:font-weight="normal" officeooo:rsid="0048991f" officeooo:paragraph-rsid="0048991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Noto Sans" fo:font-size="10pt" fo:font-style="italic" fo:font-weight="normal" officeooo:rsid="002cc262" officeooo:paragraph-rsid="0036f0e1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text-properties style:font-name="Noto Sans" fo:font-style="normal" fo:font-weight="normal" officeooo:rsid="002d02bd" officeooo:paragraph-rsid="002d02b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officeooo:paragraph-rsid="0046e53a"/>
    </style:style>
    <style:style style:name="P34" style:family="paragraph" style:parent-style-name="Standard">
      <style:text-properties style:font-name="Noto Sans" fo:font-style="normal" fo:font-weight="normal" officeooo:rsid="00426c0e" officeooo:paragraph-rsid="00426c0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Noto Sans" fo:font-style="italic" fo:font-weight="normal" officeooo:rsid="00426c0e" officeooo:paragraph-rsid="00426c0e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font-name="Noto Sans" fo:font-style="normal" fo:font-weight="normal" officeooo:rsid="001cab6c" officeooo:paragraph-rsid="001e63e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Noto Sans" fo:font-style="normal" fo:font-weight="normal" officeooo:rsid="001cab6c" officeooo:paragraph-rsid="00258fe5" style:font-style-asian="normal" style:font-weight-asian="normal" style:font-style-complex="normal" style:font-weight-complex="normal"/>
    </style:style>
    <style:style style:name="T1" style:family="text">
      <style:text-properties officeooo:rsid="0063a338"/>
    </style:style>
    <style:style style:name="T2" style:family="text">
      <style:text-properties fo:font-weight="bold" officeooo:rsid="0063a338" style:font-weight-asian="bold" style:font-weight-complex="bold"/>
    </style:style>
    <style:style style:name="T3" style:family="text">
      <style:text-properties officeooo:rsid="00644cca"/>
    </style:style>
    <style:style style:name="T4" style:family="text">
      <style:text-properties officeooo:rsid="0065096e"/>
    </style:style>
    <style:style style:name="T5" style:family="text">
      <style:text-properties officeooo:rsid="0066498c"/>
    </style:style>
    <style:style style:name="T6" style:family="text">
      <style:text-properties fo:font-weight="bold" officeooo:rsid="0066498c" style:font-weight-asian="bold" style:font-weight-complex="bold"/>
    </style:style>
    <style:style style:name="T7" style:family="text">
      <style:text-properties officeooo:rsid="0075d5e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6a5847"/>
    </style:style>
    <style:style style:name="T10" style:family="text">
      <style:text-properties officeooo:rsid="006ded29"/>
    </style:style>
    <style:style style:name="T11" style:family="text">
      <style:text-properties officeooo:rsid="0072078f"/>
    </style:style>
    <style:style style:name="T12" style:family="text">
      <style:text-properties style:font-name="Noto Sans" fo:font-weight="normal" officeooo:rsid="0073ac19" style:font-weight-asian="normal" style:font-weight-complex="normal"/>
    </style:style>
    <style:style style:name="T13" style:family="text">
      <style:text-properties officeooo:rsid="0073ac19"/>
    </style:style>
    <style:style style:name="T14" style:family="text">
      <style:text-properties style:text-position="0% 100%" officeooo:rsid="0073ac19"/>
    </style:style>
    <style:style style:name="T15" style:family="text">
      <style:text-properties officeooo:rsid="00759ee7"/>
    </style:style>
    <style:style style:name="T16" style:family="text">
      <style:text-properties officeooo:rsid="00779448"/>
    </style:style>
    <style:style style:name="T17" style:family="text">
      <style:text-properties officeooo:rsid="007f5ed6"/>
    </style:style>
    <style:style style:name="T18" style:family="text">
      <style:text-properties officeooo:rsid="007dadbd"/>
    </style:style>
    <style:style style:name="T19" style:family="text">
      <style:text-properties officeooo:rsid="0012b67f"/>
    </style:style>
    <style:style style:name="T20" style:family="text">
      <style:text-properties fo:font-style="italic" officeooo:rsid="0012b67f" style:font-style-asian="italic" style:font-style-complex="italic"/>
    </style:style>
    <style:style style:name="T21" style:family="text">
      <style:text-properties fo:font-style="italic" officeooo:rsid="0016c365" style:font-style-asian="italic" style:font-style-complex="italic"/>
    </style:style>
    <style:style style:name="T22" style:family="text">
      <style:text-properties fo:font-style="italic" officeooo:rsid="001851a3" style:font-style-asian="italic" style:font-style-complex="italic"/>
    </style:style>
    <style:style style:name="T23" style:family="text">
      <style:text-properties fo:font-style="italic" officeooo:rsid="00144752" style:font-style-asian="italic" style:font-style-complex="italic"/>
    </style:style>
    <style:style style:name="T24" style:family="text">
      <style:text-properties officeooo:rsid="00144752"/>
    </style:style>
    <style:style style:name="T25" style:family="text">
      <style:text-properties officeooo:rsid="0014cd77"/>
    </style:style>
    <style:style style:name="T26" style:family="text">
      <style:text-properties fo:font-style="italic" officeooo:rsid="0014cd77" style:font-style-asian="italic" style:font-style-complex="italic"/>
    </style:style>
    <style:style style:name="T27" style:family="text">
      <style:text-properties fo:color="#000000" loext:opacity="100%" fo:font-size="12pt" fo:font-style="italic" style:font-style-asian="italic" style:font-style-complex="italic"/>
    </style:style>
    <style:style style:name="T28" style:family="text">
      <style:text-properties fo:font-style="normal" officeooo:rsid="001a0afe" style:font-style-asian="normal" style:font-style-complex="normal"/>
    </style:style>
    <style:style style:name="T29" style:family="text">
      <style:text-properties fo:font-style="italic" officeooo:rsid="001a0afe" style:font-style-asian="italic" style:font-style-complex="italic"/>
    </style:style>
    <style:style style:name="T30" style:family="text">
      <style:text-properties fo:font-style="italic" officeooo:rsid="0026365c" style:font-style-asian="italic" style:font-style-complex="italic"/>
    </style:style>
    <style:style style:name="T31" style:family="text">
      <style:text-properties fo:font-style="italic" officeooo:rsid="002afd31" style:font-style-asian="italic" style:font-style-complex="italic"/>
    </style:style>
    <style:style style:name="T32" style:family="text">
      <style:text-properties officeooo:rsid="001a0afe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officeooo:rsid="0058f34e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solid" style:text-underline-width="auto" style:text-underline-color="font-color" officeooo:rsid="0055058e" style:font-style-asian="italic" style:font-style-complex="italic"/>
    </style:style>
    <style:style style:name="T36" style:family="text">
      <style:text-properties fo:font-style="italic" officeooo:rsid="0055058e" style:font-style-asian="italic" style:font-style-complex="italic"/>
    </style:style>
    <style:style style:name="T37" style:family="text">
      <style:text-properties fo:font-style="italic" fo:font-weight="bold" officeooo:rsid="0055058e" style:font-style-asian="italic" style:font-weight-asian="bold" style:font-style-complex="italic" style:font-weight-complex="bold"/>
    </style:style>
    <style:style style:name="T38" style:family="text">
      <style:text-properties fo:font-style="italic" officeooo:rsid="0059cfc7" style:font-style-asian="italic" style:font-style-complex="italic"/>
    </style:style>
    <style:style style:name="T39" style:family="text">
      <style:text-properties fo:font-style="italic" fo:font-weight="bold" officeooo:rsid="0059cfc7" style:font-style-asian="italic" style:font-weight-asian="bold" style:font-style-complex="italic" style:font-weight-complex="bold"/>
    </style:style>
    <style:style style:name="T40" style:family="text">
      <style:text-properties fo:font-style="italic" officeooo:rsid="005accff" style:font-style-asian="italic" style:font-style-complex="italic"/>
    </style:style>
    <style:style style:name="T41" style:family="text">
      <style:text-properties fo:font-style="italic" officeooo:rsid="0058f34e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5baedc" style:font-style-asian="italic" style:font-weight-asian="bold" style:font-style-complex="italic" style:font-weight-complex="bold"/>
    </style:style>
    <style:style style:name="T45" style:family="text">
      <style:text-properties fo:font-style="italic" officeooo:rsid="005baedc" style:font-style-asian="italic" style:font-style-complex="italic"/>
    </style:style>
    <style:style style:name="T46" style:family="text">
      <style:text-properties fo:font-style="italic" officeooo:rsid="005c54f3" style:font-style-asian="italic" style:font-style-complex="italic"/>
    </style:style>
    <style:style style:name="T47" style:family="text">
      <style:text-properties fo:font-style="italic" style:text-underline-style="solid" style:text-underline-width="auto" style:text-underline-color="font-color" officeooo:rsid="0056a235" style:font-style-asian="italic" style:font-style-complex="italic"/>
    </style:style>
    <style:style style:name="T48" style:family="text">
      <style:text-properties fo:font-style="italic" officeooo:rsid="0056a235" style:font-style-asian="italic" style:font-style-complex="italic"/>
    </style:style>
    <style:style style:name="T49" style:family="text">
      <style:text-properties fo:font-style="italic" fo:font-weight="bold" officeooo:rsid="005c54f3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56a235" style:font-style-asian="italic" style:font-weight-asian="bold" style:font-style-complex="italic" style:font-weight-complex="bold"/>
    </style:style>
    <style:style style:name="T51" style:family="text">
      <style:text-properties officeooo:rsid="002cc262"/>
    </style:style>
    <style:style style:name="T52" style:family="text">
      <style:text-properties officeooo:rsid="00332a4c"/>
    </style:style>
    <style:style style:name="T53" style:family="text">
      <style:text-properties officeooo:rsid="00345e2e"/>
    </style:style>
    <style:style style:name="T54" style:family="text">
      <style:text-properties officeooo:rsid="0034ca88"/>
    </style:style>
    <style:style style:name="T55" style:family="text">
      <style:text-properties officeooo:rsid="003848ba"/>
    </style:style>
    <style:style style:name="T56" style:family="text">
      <style:text-properties style:text-position="super 58%"/>
    </style:style>
    <style:style style:name="T57" style:family="text">
      <style:text-properties officeooo:rsid="003b9d11"/>
    </style:style>
    <style:style style:name="T58" style:family="text">
      <style:text-properties officeooo:rsid="003e724a"/>
    </style:style>
    <style:style style:name="T59" style:family="text">
      <style:text-properties officeooo:rsid="0052d312"/>
    </style:style>
    <style:style style:name="T60" style:family="text">
      <style:text-properties officeooo:rsid="00492c25"/>
    </style:style>
    <style:style style:name="T61" style:family="text">
      <style:text-properties officeooo:rsid="0036f0e1"/>
    </style:style>
    <style:style style:name="T62" style:family="text">
      <style:text-properties officeooo:rsid="002d02bd"/>
    </style:style>
    <style:style style:name="T63" style:family="text">
      <style:text-properties officeooo:rsid="002e4546"/>
    </style:style>
    <style:style style:name="T64" style:family="text">
      <style:text-properties style:font-name="Noto Sans" fo:font-style="italic" fo:font-weight="normal" officeooo:rsid="002d02bd" style:font-style-asian="italic" style:font-weight-asian="normal" style:font-style-complex="italic" style:font-weight-complex="normal"/>
    </style:style>
    <style:style style:name="T65" style:family="text">
      <style:text-properties style:font-name="Noto Sans" fo:font-style="italic" style:text-underline-style="none" fo:font-weight="bold" officeooo:rsid="002d02bd" style:font-style-asian="italic" style:font-weight-asian="bold" style:font-style-complex="italic" style:font-weight-complex="bold"/>
    </style:style>
    <style:style style:name="T66" style:family="text">
      <style:text-properties style:font-name="Noto Sans" fo:font-style="italic" style:text-underline-style="none" fo:font-weight="normal" officeooo:rsid="002d02bd" style:font-style-asian="italic" style:font-weight-asian="normal" style:font-style-complex="italic" style:font-weight-complex="normal"/>
    </style:style>
    <style:style style:name="T6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fo:font-weight="bold" officeooo:rsid="004a719f" style:font-weight-asian="bold" style:font-weight-complex="bold"/>
    </style:style>
    <style:style style:name="T70" style:family="text">
      <style:text-properties officeooo:rsid="004a719f"/>
    </style:style>
    <style:style style:name="T71" style:family="text">
      <style:text-properties officeooo:rsid="001e63e4"/>
    </style:style>
    <style:style style:name="T72" style:family="text">
      <style:text-properties style:text-position="33% 80%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 1 of Pilot experiments and surgery for Fiber photometry in DLS and VS</text:p>
      <text:p text:style-name="P1"/>
      <text:p text:style-name="P2">1. Aliquoting the viruses:</text:p>
      <text:p text:style-name="P3">a. <text:span text:style-name="T1">Serial m</text:span>ixture<text:span text:style-name="T1">s</text:span>: <text:span text:style-name="T1">Various</text:span> <text:span text:style-name="T1">proportions</text:span> of RdLight1 and GcaMP8f with same viral vector, AAV9 and same concentration (1e13 vg/ml) as bought from Addgene.</text:p>
      <text:p text:style-name="P4"><text:span text:style-name="T1">Start with </text:span><text:span text:style-name="T2">60:40</text:span><text:span text:style-name="T1"> (Rdlight1:GcaMP8f) – </text:span><text:span text:style-name="T3">Undil</text:span><text:span text:style-name="T4">uted Rdlight1 = 4.8 ul, </text:span><text:span text:style-name="T3">Undil</text:span><text:span text:style-name="T4">uted GCamp8f = 3.2 ul. – 8 X Eppendorf tubes = 1ul mixture (.6 ul Rdlight1 and .4 ul GcaMP8f), </text:span><text:span text:style-name="T5">so now each 1 ul injection (mixture) contains </text:span><text:span text:style-name="T6">6e12 vg/ml</text:span><text:span text:style-name="T5"> of Rdlight1 and</text:span><text:span text:style-name="T6"> 4e12 vg/ml</text:span><text:span text:style-name="T5"> of Gcamp8f.</text:span><text:span text:style-name="T4"> <text:s/></text:span><text:s text:c="2"/><text:span text:style-name="T7">= 6e9 vg</text:span></text:p>
      <text:p text:style-name="P5"><text:span text:style-name="T8">70:30</text:span> (Rdlight1:Gcamp8f) – Rdlight1 = 5.6 ml, Gcamp8f = 2.4 ul </text:p>
      <text:p text:style-name="P5">mixture = Rdlight1 <text:span text:style-name="T9">(</text:span>7e12 vg/ml<text:span text:style-name="T9">)</text:span> + Gcamp8f <text:span text:style-name="T9">(</text:span>3e12 vg/ml<text:span text:style-name="T9">)</text:span>.</text:p>
      <text:p text:style-name="P6">Surgery 1: ACS #388371</text:p>
      <text:p text:style-name="P6">Right hemisphere: </text:p>
      <text:p text:style-name="P6"><text:tab/>AAV:<text:tab/><text:tab/>DLS – mixture = 1 ul; Rdlight1 (6e12 vg/ml) + GcaMP8f (4e12 vg/ml) </text:p>
      <text:p text:style-name="P6"><text:tab/><text:tab/><text:tab/>VS – Rdlight1 = 1ul; 6e12 vg/ml</text:p>
      <text:p text:style-name="P6"><text:s/><text:tab/>Ferrule: <text:tab/>DLS only</text:p>
      <text:p text:style-name="P6"/>
      <text:p text:style-name="P6">Surgery 2:</text:p>
      <text:p text:style-name="P6">Right hemisphere:</text:p>
      <text:p text:style-name="P6"><text:tab/>AAV:<text:tab/><text:tab/>DLS – mixture = 1 ul; Rdlight1 (6e12 vg/ml) + GcaMP8f (4e12 vg/ml)</text:p>
      <text:p text:style-name="P6"><text:tab/>Ferrule: <text:tab/>DLS</text:p>
      <text:p text:style-name="P6">Left Hemisphere:</text:p>
      <text:p text:style-name="P7"><text:tab/>AAV: <text:tab/><text:tab/>VS – Rdlight1 = 1ul; 6e12 vg/ml<text:tab/></text:p>
      <text:p text:style-name="P8"><text:tab/><text:span text:style-name="T10">Ferrule: <text:tab/>VS</text:span></text:p>
      <text:p text:style-name="P8"/>
      <text:p text:style-name="P9">Surgery 3: </text:p>
      <text:p text:style-name="P10"><text:tab/></text:p>
      <text:p text:style-name="P10"/>
      <text:p text:style-name="P11">Footnote: </text:p>
      <text:p text:style-name="P11">Minimum amount for Rdlight1 </text:p>
      <text:list text:style-name="L1">
        <text:list-item>
          <text:p text:style-name="P12">300 nl (AAV2/9.Syn.RdLight1, <text:span text:style-name="T11">1e13) = 3e9 vg – (Taniguchi et al., 2024)</text:span></text:p>
        </text:list-item>
        <text:list-item>
          <text:p text:style-name="P13"><text:span text:style-name="T12">1 ul (</text:span>AAV9-CAG-dLight <text:span text:style-name="T13">= </text:span>1<text:span text:style-name="T14">e12</text:span> <text:span text:style-name="T13">vg/</text:span>ml<text:span text:style-name="T13">) = </text:span><text:span text:style-name="T15">1e9 vg – </text:span><text:span text:style-name="T16">(Mohebi et al., 2019)</text:span></text:p>
        </text:list-item>
        <text:list-item>
          <text:p text:style-name="P14"><text:span text:style-name="T12">1 ul (</text:span>AAV9-<text:span text:style-name="T17">DJ-</text:span>CAG-dLight<text:span text:style-name="T17">1.3b</text:span> <text:span text:style-name="T13">= </text:span><text:span text:style-name="T18">2</text:span><text:span text:style-name="T14">e12</text:span> <text:span text:style-name="T13">vg/</text:span>ml<text:span text:style-name="T13">) = </text:span><text:span text:style-name="T18">2</text:span><text:span text:style-name="T15">e9 vg – </text:span><text:span text:style-name="T16">(Mohebi et al., 20</text:span><text:span text:style-name="T18">23</text:span><text:span text:style-name="T16">)</text:span></text:p>
        </text:list-item>
      </text:list>
      <text:p text:style-name="P5"/>
      <text:p text:style-name="P5"><text:s text:c="3"/></text:p>
      <text:p text:style-name="P15"/>
      <text:p text:style-name="P15"/>
      <text:p text:style-name="P15"/>
      <text:p text:style-name="P15"><text:span text:style-name="T19">P</text:span>reparation:</text:p>
      <text:p text:style-name="P16"><text:span text:style-name="T19">1. Animal weight – prepare drugs -&gt; </text:span><text:span text:style-name="T20">Buprenorphine (ml)</text:span><text:span text:style-name="T19">, </text:span><text:span text:style-name="T20">Metacam </text:span><text:span text:style-name="T21">{Pick up 20 ml August 26 13:00 PM}</text:span><text:span text:style-name="T19"> (ml), </text:span><text:span text:style-name="T20">Lidocaine </text:span><text:span text:style-name="T21">{Pick up 100 ml August 26 13:00 PM}</text:span><text:span text:style-name="T20"> (ml)</text:span><text:span text:style-name="T19">, </text:span><text:span text:style-name="T20">Saline </text:span><text:span text:style-name="T22">{}</text:span><text:span text:style-name="T20">(ml)</text:span><text:span text:style-name="T19"> </text:span></text:p>
      <text:p text:style-name="P17"><text:soft-page-break/><text:span text:style-name="T19">2. Equipment – </text:span><text:span text:style-name="T23">Isoflurane</text:span><text:span text:style-name="T24">, book Anesthesia machine, </text:span><text:span text:style-name="T19">Sx tools, </text:span><text:span text:style-name="T24">Sx Drill, Stereotax, </text:span><text:span text:style-name="T25">Stereotax handles, </text:span><text:span text:style-name="T26">Microscope </text:span><text:span text:style-name="T21">(optocore facility in rat sx suite – </text:span><text:span text:style-name="T27">B306</text:span><text:span text:style-name="T21">)</text:span><text:span text:style-name="T25">,</text:span><text:span text:style-name="T26"> </text:span><text:span text:style-name="T28">Viral vectors</text:span><text:span text:style-name="T29"> {Aliquot}, </text:span><text:span text:style-name="T30">Anchor Screws </text:span><text:span text:style-name="T31">(Ask Vicky)</text:span><text:span text:style-name="T30">.</text:span></text:p>
      <text:p text:style-name="P18"><text:span text:style-name="T32">3. </text:span>Animals – animals arrived - <text:span text:style-name="T33">need access to animal facility</text:span></text:p>
      <text:p text:style-name="P19">BENCH-Top Hold for SC injections</text:p>
      <text:p text:style-name="P20">Drugs analgesia:</text:p>
      <text:p text:style-name="P21"><text:span text:style-name="T33">1. 25-30 G needle </text:span><text:span text:style-name="T34">(27G needle)</text:span></text:p>
      <text:p text:style-name="P20">2. 1 ml syringe</text:p>
      <text:p text:style-name="P22"><text:span text:style-name="T33">3. </text:span><text:span text:style-name="T35">Meloxicam/metacam</text:span><text:span text:style-name="T36"> – </text:span><text:span text:style-name="T37">1-2 mg/kg </text:span><text:span text:style-name="T38">(dose)</text:span><text:span text:style-name="T37">, </text:span><text:span text:style-name="T39">5 mg/ml </text:span><text:span text:style-name="T38">(concentration)</text:span><text:span text:style-name="T36"> –-&gt;</text:span></text:p>
      <text:p text:style-name="P22"><text:span text:style-name="T36"><text:s/>(dose * weight </text:span><text:span text:style-name="T40">(</text:span><text:span text:style-name="T38">= 300 grams</text:span><text:span text:style-name="T40">)</text:span><text:span text:style-name="T36"> )/concentration(mg/ml) </text:span><text:span text:style-name="T41">= </text:span><text:span text:style-name="T40">1/5 *.3</text:span><text:span text:style-name="T41"> </text:span><text:span text:style-name="T40">= 0.06 ml</text:span><text:span text:style-name="T41"> </text:span></text:p>
      <text:p text:style-name="P23"><text:span text:style-name="T33">4. </text:span><text:span text:style-name="T42">Buprenorphine</text:span><text:span text:style-name="T33"> – </text:span><text:span text:style-name="T43">0.05-0.1 mg/kg, </text:span><text:span text:style-name="T44">0.3 mg/ml </text:span><text:span text:style-name="T45">= 0.05/</text:span><text:span text:style-name="T46">0.3 * .3 = 0.05 ml</text:span><text:span text:style-name="T45"> </text:span></text:p>
      <text:p text:style-name="P23"><text:span text:style-name="T33">5. </text:span><text:span text:style-name="T47">Lidocaine</text:span><text:span text:style-name="T48"> – </text:span><text:span text:style-name="T49">2 </text:span><text:span text:style-name="T46">( </text:span><text:span text:style-name="T48">1-10</text:span><text:span text:style-name="T46">)</text:span><text:span text:style-name="T50"> mg/kg</text:span><text:span text:style-name="T48"> (0.4 ml/kg of 1% solution) , </text:span><text:span text:style-name="T49">20 mg/ml </text:span><text:span text:style-name="T46">=</text:span><text:span text:style-name="T49"> </text:span><text:span text:style-name="T46">2/20 *.3 = 0.03 ml</text:span><text:span text:style-name="T48"> </text:span></text:p>
      <text:p text:style-name="P24"><text:span text:style-name="T48"/></text:p>
      <text:p text:style-name="P18"><text:span text:style-name="T33"/></text:p>
      <text:p text:style-name="P25">Sx Methods <text:s/>- https://doi.org/10.1016/j.physbeh.2025.115060</text:p>
      <text:p text:style-name="P26">1. <text:span text:style-name="T51">Prepare the Nanoject </text:span><text:span text:style-name="T52">+ pipette </text:span><text:span text:style-name="T51"><text:s/>Aspirate mineral oil to prevent air bubbles.</text:span></text:p>
      <text:p text:style-name="P27">2<text:span text:style-name="T53">a. Prepare viral aliquots – </text:span><text:span text:style-name="T54">100 ul of Rdlight1 and 100 ul of G</text:span><text:span text:style-name="T55">c</text:span><text:span text:style-name="T54">amP8f</text:span></text:p>
      <text:p text:style-name="P28">1<text:span text:style-name="T56">st</text:span> approach - August 27, 2025 --&gt; <text:span text:style-name="T57">take pure AAV Rdlight1 (1 ul) </text:span><text:span text:style-name="T58">and pure GcamP8f (1 ul)</text:span></text:p>
      <text:p text:style-name="P29">0.6 ul Rdlight1 + 0.4 ul GcaMP8f <text:s/>- Rt Hemisphere</text:p>
      <text:p text:style-name="P29">Lt hemisphere:</text:p>
      <text:p text:style-name="P29">option 1 <text:s/>more Rdlight1 =&gt; 0.7 ul Rdlight1 + 0.3 ul Gcamp8f. </text:p>
      <text:p text:style-name="P30">option 2 Rdlight 0.<text:span text:style-name="T59">6</text:span> ul in VS and Gcamp8f 0.<text:span text:style-name="T59">4</text:span> ul <text:span text:style-name="T60">in the DLS.</text:span></text:p>
      <text:p text:style-name="P29"/>
      <text:p text:style-name="P27"/>
      <text:p text:style-name="P31">Addgene does not recommend subjecting your viral preparation to multiple freeze/thaw cycles, as this can cause its degradation. However, if you plan to use it for multiple experiments: </text:p>
      <text:p text:style-name="P31"><text:span text:style-name="T61">i. </text:span>thaw the viral preparation,</text:p>
      <text:p text:style-name="P31"><text:span text:style-name="T61">ii. </text:span>aliquot the desired volume, and</text:p>
      <text:p text:style-name="P31"><text:span text:style-name="T61">iii. </text:span>snap-freeze in liquid nitrogen or a dry ice/ethanol bath before storing at -80 °C.</text:p>
      <text:p text:style-name="P31"/>
      <text:p text:style-name="P27"><text:span text:style-name="T53">2b. </text:span><text:s/>Take viral vector aliquots, <text:span text:style-name="T62">mix them well </text:span><text:span text:style-name="T63">(use centrifuge) – </text:span><text:span text:style-name="T53">How to mix them? </text:span><text:span text:style-name="T62">.</text:span></text:p>
      <text:p text:style-name="P32">3.</text:p>
      <text:p text:style-name="P32"/>
      <text:p text:style-name="P33"><text:span text:style-name="T64">“</text:span><text:span text:style-name="T65">Wild type mice (C57BL/6 J</text:span><text:span text:style-name="T66">; Jackson Laboratory strain #000664; 12–18 weeks of age) </text:span><text:span text:style-name="T67">300 nL</text:span><text:span text:style-name="T42"> of AAV2/9.Syn.RdLight1 </text:span><text:span text:style-name="T33">(CNP Viral Vector Core at the CERVO Research Center contribution) was injected (100 nL/min) at a depth of 3.7 mm below dura for NAc, 2.3 mm for DLS or 3.2 mm for VLS using a microsyringe pump (KD Scientific; Legato 111) connected to a </text:span><text:span text:style-name="T42">pulled glass injection needle</text:span><text:span text:style-name="T33"> (</text:span><text:span text:style-name="T43">100 μm tip</text:span><text:span text:style-name="T33">; Drummond Wiretrol II). Fiber optics (NAc and DLS: 400 μm diameter core, 0.5 NA; RWD Life Science Inc; VLS: 200 μm diameter core, 0.48 NA; Doric) were implanted 100 μm above the injection site and cemented to the skull using C&amp;B metabond (Parkell) along with a custom titanium headpost placed over lambda to allow for head fixation during recordings. </text:span><text:span text:style-name="T64">”</text:span></text:p>
      <text:p text:style-name="P34"><text:soft-page-break/><text:span text:style-name="T8">Taniguchi et al., 2024</text:span> - <text:a xlink:type="simple" xlink:href="https://doi.org/10.7554/eLife.95694" text:style-name="Internet_20_link" text:visited-style-name="Visited_20_Internet_20_Link">https://doi.org/10.7554/eLife.95694</text:a></text:p>
      <text:p text:style-name="P34"/>
      <text:p text:style-name="P35">“For photometry recording of <text:span text:style-name="T68">dopamine</text:span> neurons, <text:span text:style-name="T8">DIO-GCaMP8f</text:span> was infused (<text:span text:style-name="T8">0.5 uL</text:span> at each target site for a total of <text:span text:style-name="T8">1 uL</text:span> per rat) at the following coordinates from Bregma: VTA: posterior -5.4mm, lateral +0.8, ventral -8.1; SNc: posterior -5.4mm, lateral -2.6, ventral -7.3. To record <text:span text:style-name="T68">GABA</text:span> neurons, GAD1-cre and DIO-GCaMP8fwere co-infused (<text:span text:style-name="T8">0.5uL</text:span> each, for a total volume of <text:span text:style-name="T8">1uL</text:span> per rat) into the VTA (posterior -5.4, lateral +0.8, ventral -8.1).”</text:p>
      <text:p text:style-name="P34"><text:span text:style-name="T8">Poisson </text:span><text:span text:style-name="T69">et al., 2024</text:span><text:span text:style-name="T70"> (preprint) - </text:span><text:a xlink:type="simple" xlink:href="https://doi.org/10.1101/2024.10.04.616744" text:style-name="Internet_20_link" text:visited-style-name="Visited_20_Internet_20_Link"><text:span text:style-name="T70">https://doi.org/10.1101/2024.10.04.616744</text:span></text:a></text:p>
      <text:p text:style-name="P34"/>
      <text:p text:style-name="P36"/>
      <text:p text:style-name="P36"/>
      <text:p text:style-name="P36">“The skull was then <text:span text:style-name="T8">leveled</text:span> (difference of dorsal-ventral (DV) <text:span text:style-name="T8">± 0.05</text:span> between bregma and lambda landmarks)</text:p>
      <text:p text:style-name="P36"/>
      <text:p text:style-name="P36"><text:span text:style-name="T71">A</text:span> hole for the injection and fiber optic placement was made using the following coordinates for the NAc: AP -1.45/-1.5, ML -0.9,<text:span text:style-name="T8"> DV -6.9</text:span>, mm relative to bregma). </text:p>
      <text:p text:style-name="P37">The dLight1.3b virus containing the construct for a fluorescent dopamine sensor (<text:span text:style-name="T8">1 μL</text:span> of ssAAV-9/2-hSyn1-chI-dLight1.3b-WPRE-bGHp(A); <text:span text:style-name="T8">7.9 × 10</text:span><text:span text:style-name="T72">12</text:span><text:span text:style-name="T8"> vg/ml</text:span>, Product v565-9; </text:p>
      <text:p text:style-name="P37">Viral Vector Core at UZH) was infused at an infusion rate of <text:span text:style-name="T8">100 nL/min for 10 min</text:span>, followed by a <text:span text:style-name="T8">10 min post-infusion</text:span> period to allow for diffusion before removing the needle.</text:p>
      <text:p text:style-name="P36"/>
      <text:p text:style-name="P36">The fiber optic was initially <text:span text:style-name="T8">lowered until -6.9 mm</text:span> and then raised back to <text:span text:style-name="T8">-6.8 mm</text:span>.</text:p>
      <text:p text:style-name="P36"/>
      <text:p text:style-name="P36">To fix the fiber optic cannula in place, an acrylic cement structure (cold-curing resin for metallographic testing, 500 mL liquid; Technovit® 4071, Kulzer Technik, DE) was built around the cannula and the<text:span text:style-name="T8"> four anchor screws</text:span>.”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0:00:06.106474513</meta:creation-date>
    <meta:generator>LibreOffice/24.8.3.2$Linux_X86_64 LibreOffice_project/480$Build-2</meta:generator>
    <dc:date>2025-09-08T00:32:56.028042667</dc:date>
    <meta:editing-duration>P1DT4H22M54S</meta:editing-duration>
    <meta:editing-cycles>72</meta:editing-cycles>
    <meta:document-statistic meta:table-count="0" meta:image-count="0" meta:object-count="0" meta:page-count="3" meta:paragraph-count="62" meta:word-count="871" meta:character-count="5255" meta:non-whitespace-character-count="4385"/>
  </office:meta>
</office:document-meta>
</file>